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font-size="12pt" fo:font-weight="normal" style:font-size-asian="12pt" style:font-weight-asian="normal" style:font-size-complex="12pt" style:font-weight-complex="normal"/>
    </style:style>
    <style:style style:name="P2" style:family="paragraph" style:parent-style-name="Text_20_body">
      <style:text-properties fo:color="#000000" style:font-name="Arial" fo:font-size="12pt" fo:font-weight="normal" style:font-size-asian="12pt" style:font-weight-asian="normal" style:font-size-complex="12pt" style:font-weight-complex="normal"/>
    </style:style>
    <style:style style:name="T1" style:family="text">
      <style:text-properties style:font-name="Helvetica Neue" fo:font-size="9.5pt"/>
    </style:style>
    <style:style style:name="T2" style:family="text">
      <style:text-properties fo:font-size="9.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ns le main du programme,</text:p>
      <text:p text:style-name="P2">On demande à l’utilisateur s’il connait les règles de jeu sur Puissance 4, le texte s’affichera en boucle tant que l’utilisateur n’a pas répondu par oui” ou “non”.</text:p>
      <text:p text:style-name="P2">On initialise la variable boolean ia par false et on demande à l’utilisateur s’il souhaite jouer contre un ordinateur.</text:p>
      <text:p text:style-name="P2">On demande ensuite à l’utilisateur de choisir un pion entre ‘O’ et ‘X’, la variable J1 sera alors de type char et aura comme valeur ‘O’ ou ‘X’ selon la réponse de ce dernier.</text:p>
      <text:p text:style-name="P2">On commence par l’initialisation du plateau, on s’aide pour cela d’une méthode qui retourne un tableau de dimension 6 et 7 (6 lignes et 7 colonne) , il s’agit dans un premier temps de faire une boucle for sur les lignes du tableau. Puis une boucle for imbriquée sur les colonnes pour chaque ligne de l’index i. La valeur aux coordonnées x et y est affectée par défaut du caractère *</text:p>
      <text:p text:style-name="P2">Une méthode quiCommence comme son l’indique retourne aléatoirement l’utilisateur qui commence en premier.</text:p>
      <text:p text:style-name="P2">On introduit une variable switchPlayer qui est initialisée par 1 et va s'incrementer de 1 pour chaque boucle while, celle-ci est utilisée pour pouvoir alterner entre le joueur 1 et le joueur 2. Et par défaut nous introduisons aussi 5 variables de type boolean au sujet de la vérification de victoire de la partie en cours et une autre méthode qui vérifie si la colonne rentrée par l’utilisateur n’est pas remplie, si la méthode retourne true il devra alors saisir une autre colonne.</text:p>
      <text:p text:style-name="P2">Lorsque le joueur entre une colonne, une méthode va retourner le nouveau état du plateau modifié. Ce programme prend 3 arguments, le plateau en cours, le joueur et le choix de colonne. Il s’agit aussi d’une méthode qui se base sur une double incrémentation. Ce dernier va vérifier si sur la colonne entrée par l’utilisateur , la dernière ligne est occupée par la caractère * si c’est le cas, alors à la position x et y du plateau(plateau[x][y]), on affecte par le caractère J1 ou J2 (‘O’ ou ‘X’). Si à la position x et y on trouve un caractère ‘O’ ou ‘X’, il passe sur la ligne au-dessus et vérifie à nouveau.</text:p>
      <text:p text:style-name="P2">Ensuite vient 4 méthodes concernant la partie logique sur la victoire de la partie en cours. Il y a 4 façons de déterminer la victoire de l’utilisateur , une vérification des pions de l’utilisateur en cours en horizontal , vertical, diagonale gauche et droite. </text:p>
      <text:p text:style-name="P2">Par exemple si on se réfère sur la méthode qui vérifie la victoire de l’utilisateur  en horizontal(J1 affectée par ‘O’), on  vérifie à droite et à gauche du pion ‘O’ sur une ligne donnée et une variable est initialisée là -1 (car on passe 2 fois sur le même colonne) et à chaque fois qu’on retrouve ce symbole, on incrémente +1 et on s’arrête si on retrouve un autre symbole. Si la somme additionnée par la variable somme est strictement ou égale à 4, la méthode retourne alors true, le joueur a alors gagné la partie.</text:p>
      <text:p text:style-name="P2">Les autres méthodes se reposent à peu près sur la même logique de fonctionnement concernant la vérification de la victoire .</text:p>
      <text:p text:style-name="P2">Si une des variables boolean sur la victoire passe à true alors on sort de la boucle principale while et on informe que l’utilisateur a gagné la partie. Si le plateau est rempli et aucun des utilisateurs ressortent gagnant alors on informe un match nul. Puis on demande à l’utilisateur s’il souhaite refaire une partie, par défaut la variable boolean retry est sur false.</text:p>
      <text:p text:style-name="P2">NB: Si l’utilisateur accepte de jouer contre un ordinateur, le choix des colonnes du joueur J2 est aléatoire, une méthode retourne aléatoirement le choix de la colonne entrée par le joueur i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1-12T19:31:35.23</meta:creation-date>
    <meta:document-statistic meta:table-count="0" meta:image-count="0" meta:object-count="0" meta:page-count="1" meta:paragraph-count="13" meta:word-count="623" meta:character-count="3525"/>
    <dc:date>2020-01-12T19:33:24.88</dc:date>
    <meta:editing-duration>PT1M50S</meta:editing-duration>
    <meta:editing-cycles>1</meta:editing-cycles>
    <meta:generator>OpenOffice/4.1.6$Win32 OpenOffice.org_project/416m1$Build-9790</meta:generator>
  </office:meta>
</office:document-meta>
</file>